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ListParagraph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ListParagraph" style:list-style-name="WWNum1" style:family="paragraph"/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list-style-name="WWNum1" style:family="paragraph"/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P8" style:parent-style-name="ListParagraph" style:list-style-name="LFO4" style:family="paragraph"/>
    <style:style style:name="P9" style:parent-style-name="ListParagraph" style:list-style-name="LFO4" style:family="paragraph"/>
    <style:style style:name="P10" style:parent-style-name="ListParagraph" style:list-style-name="WWNum1" style:family="paragraph"/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list-style-name="WWNum1" style:family="paragraph"/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P17" style:parent-style-name="ListParagraph" style:list-style-name="WWNum1" style:family="paragraph"/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P20" style:parent-style-name="ListParagraph" style:list-style-name="WWNum1" style:family="paragraph"/>
    <style:style style:name="T21" style:parent-style-name="DefaultParagraphFont" style:family="text">
      <style:text-properties fo:font-weight="bold" style:font-weight-asian="bold"/>
    </style:style>
    <style:style style:name="P22" style:parent-style-name="ListParagraph" style:list-style-name="WWNum1" style:family="paragraph"/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P25" style:parent-style-name="ListParagraph" style:list-style-name="WWNum1" style:family="paragraph"/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ListParagraph" style:list-style-name="WWNum1" style:family="paragraph"/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P31" style:parent-style-name="ListParagraph" style:list-style-name="WWNum1" style:family="paragraph"/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ListParagraph" style:list-style-name="WWNum1" style:family="paragraph"/>
    <style:style style:name="T36" style:parent-style-name="DefaultParagraphFont" style:family="text">
      <style:text-properties fo:font-weight="bold" style:font-weight-asian="bold"/>
    </style:style>
    <style:style style:name="T37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Attendance Summary business logic</text:p>
      <text:p text:style-name="P2"/>
      <text:p text:style-name="ListParagraph">NoOfDays: <text:s/>Total Number<text:s/>of<text:s/>Days<text:s/>between<text:s/>Two Dates</text:p>
      <text:p text:style-name="ListParagraph"/>
      <text:list text:style-name="WWNum1">
        <text:list-item text:start-value="1">
          <text:p text:style-name="P3"><text:span text:style-name="T4">Absence days:<text:s/></text:span>If "On Duty Time"<text:s/>is less<text:s/>than<text:s/>or equal 50% of "Total Assign Hours Include OT Time", then that day will consider as an absence days. Like 8 hr assign time but on duty time is 3.5h then it will absence days.</text:p>
        </text:list-item>
        <text:list-item>
          <text:p text:style-name="P5"><text:span text:style-name="T6">L</text:span><text:span text:style-name="T7">ate days:</text:span><text:s/>Late days will consider below two scenarios:</text:p>
        </text:list-item>
      </text:list>
      <text:list text:style-name="LFO4" text:continue-numbering="true">
        <text:list-item>
          <text:p text:style-name="P8">If day<text:s/>first “Log In Time” will cross the login grace<text:s/>time (15 mins) limit. Eg: If duty time is 9:00 and anyone can log in 9.16 then that day will consider as late days.</text:p>
        </text:list-item>
      </text:list>
      <text:p text:style-name="ListParagraph"/>
      <text:list text:style-name="LFO4" text:continue-numbering="true">
        <text:list-item>
          <text:p text:style-name="P9"><text:bookmark-start text:name="__DdeLink__72_1947397665"/>If total “Off Duty” time is greater<text:s/>than<text:s/>“Total Duty Grace Time”<text:bookmark-end text:name="__DdeLink__72_1947397665"/><text:s/>hen that day will consider as late days.</text:p>
        </text:list-item>
      </text:list>
      <text:list text:style-name="WWNum1" text:continue-numbering="true">
        <text:list-item>
          <text:p text:style-name="P10"><text:span text:style-name="T11">S</text:span><text:span text:style-name="T12">alary days:</text:span><text:s/>“NoOfDays”<text:s/><text:span text:style-name="T13">-</text:span><text:s/>“Absent Days”</text:p>
        </text:list-item>
        <text:list-item>
          <text:p text:style-name="P14"><text:span text:style-name="T15">P</text:span><text:span text:style-name="T16">resent days</text:span>: “NoOfDays” – (“Absent<text:s/>Days ”+”Late<text:s/>Days”+ “Holidays” + “Leave Days” + “Weekend”)</text:p>
        </text:list-item>
        <text:list-item>
          <text:p text:style-name="P17"><text:span text:style-name="T18">L</text:span><text:span text:style-name="T19">eave days</text:span>: Number of leave applied which are approved from Employee end.</text:p>
        </text:list-item>
        <text:list-item>
          <text:p text:style-name="P20"><text:span text:style-name="T21">Weekend days:</text:span><text:s/>Weekend days will<text:s/>count according to shifting setup wise.</text:p>
        </text:list-item>
        <text:list-item>
          <text:p text:style-name="P22"><text:span text:style-name="T23">H</text:span><text:span text:style-name="T24">olidays:</text:span><text:s/>Assigned public holidays which are mandatory.</text:p>
        </text:list-item>
        <text:list-item>
          <text:p text:style-name="P25"><text:span text:style-name="T26">L</text:span><text:span text:style-name="T27">ate hours</text:span>: If any days consider as “Late Days” then total “Off Duty” time will count as late hours.</text:p>
        </text:list-item>
        <text:list-item>
          <text:p text:style-name="P28"><text:span text:style-name="T29">S</text:span><text:span text:style-name="T30">chedule OT Hrs:</text:span><text:s/>Summation of total OT Hours of present days.</text:p>
        </text:list-item>
        <text:list-item>
          <text:p text:style-name="P31"><text:span text:style-name="T32">C</text:span><text:span text:style-name="T33">al OT Hrs: “</text:span>Schedule OT Hrs” - “Late Hrs”<text:span text:style-name="T34">.</text:span></text:p>
        </text:list-item>
        <text:list-item>
          <text:p text:style-name="P35"><text:span text:style-name="T36">A</text:span><text:span text:style-name="T37">lter rostering:<text:s/></text:span>Alter roster data will be replaced with general duty time which is situated in shifting form.</text:p>
        </text:list-item>
      </text:list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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shedul Alam</meta:initial-creator>
    <dc:creator>Rashedul Alam</dc:creator>
    <meta:creation-date>2017-04-25T04:20:00Z</meta:creation-date>
    <dc:date>2017-04-25T06:52:00Z</dc:date>
    <meta:template xlink:href="Normal" xlink:type="simple"/>
    <meta:editing-cycles>56</meta:editing-cycles>
    <meta:editing-duration>PT76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93" meta:character-count="1294" meta:row-count="9" meta:non-whitespace-character-count="1103"/>
  </office:meta>
</office:document-meta>
</file>